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cccccc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solid" style:text-underline-width="auto" style:text-underline-color="font-color" fo:font-weight="bold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T5" style:family="text">
      <style:text-properties fo:font-variant="normal" fo:text-transform="none" fo:color="#38761d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38761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uild Script Decision Tree" draw:style-name="dp1" draw:master-page-name="TITLE_5f_AND_5f_BODY" presentation:presentation-page-layout-name="AL1T1">
        <draw:frame draw:name="Google Shape;63;p14" presentation:style-name="pr1" draw:text-style-name="P2" draw:layer="layout" svg:width="23.667cm" svg:height="1.59cm" svg:x="0.866cm" svg:y="0.39cm" presentation:class="title" presentation:user-transformed="true">
          <draw:text-box>
            <text:p text:style-name="P1"><text:span text:style-name="T1">Build Script Decision Tree</text:span></text:p>
          </draw:text-box>
        </draw:frame>
        <draw:custom-shape draw:name="Google Shape;64;p14" draw:style-name="gr1" draw:text-style-name="P3" draw:layer="layout" svg:width="4.296cm" svg:height="2.285cm" svg:x="17.145cm" svg:y="3.762cm">
          <text:p text:style-name="P1"><text:span text:style-name="T2">Did you Change Package Dependenci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4" draw:layer="layout" svg:width="1.534cm" svg:height="1.101cm" svg:x="15.076cm" svg:y="7.398cm">
          <text:p text:style-name="P1"><text:span text:style-name="T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2" draw:text-style-name="P4" draw:layer="layout" svg:width="1.343cm" svg:height="1.101cm" svg:x="21.4cm" svg:y="7.398cm">
          <text:p text:style-name="P1"><text:span text:style-name="T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1" draw:text-style-name="P3" draw:layer="layout" svg:width="5.122cm" svg:height="1.693cm" svg:x="10.086cm" svg:y="2.052cm">
          <text:p text:style-name="P1"><text:span text:style-name="T2">Are you working on a GUI packag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4" draw:layer="layout" svg:width="1.534cm" svg:height="1.101cm" svg:x="6.007cm" svg:y="2.779cm">
          <text:p text:style-name="P1"><text:span text:style-name="T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2" draw:text-style-name="P4" draw:layer="layout" svg:width="1.343cm" svg:height="1.101cm" svg:x="17.964cm" svg:y="2.779cm">
          <text:p text:style-name="P1"><text:span text:style-name="T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" draw:text-style-name="P3" draw:layer="layout" svg:width="4.296cm" svg:height="2.285cm" svg:x="4.07cm" svg:y="3.762cm">
          <text:p text:style-name="P1"><text:span text:style-name="T2">Did you Change Package Dependenci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2" draw:text-style-name="P4" draw:layer="layout" svg:width="1.428cm" svg:height="1.101cm" svg:x="2.148cm" svg:y="7.398cm">
          <text:p text:style-name="P1"><text:span text:style-name="T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2" draw:text-style-name="P4" draw:layer="layout" svg:width="1.237cm" svg:height="1.101cm" svg:x="8.223cm" svg:y="7.398cm">
          <text:p text:style-name="P1"><text:span text:style-name="T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3" draw:text-style-name="P5" draw:layer="layout" svg:width="3.867cm" svg:height="0.854cm" svg:x="6.216cm" svg:y="2.9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gr3" draw:text-style-name="P5" draw:layer="layout" svg:width="4.084cm" svg:height="0.854cm" svg:x="15.208cm" svg:y="2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4" draw:style-name="gr3" draw:text-style-name="P5" draw:layer="layout" svg:width="3.597cm" svg:height="2.82cm" svg:x="2.618cm" svg:y="6.0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4" draw:style-name="gr3" draw:text-style-name="P5" draw:layer="layout" svg:width="2.288cm" svg:height="2.82cm" svg:x="6.219cm" svg:y="6.0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4" draw:style-name="gr3" draw:text-style-name="P5" draw:layer="layout" svg:width="4.005cm" svg:height="2.671cm" svg:x="15.286cm" svg:y="6.0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;p14" draw:style-name="gr3" draw:text-style-name="P5" draw:layer="layout" svg:width="2.922cm" svg:height="2.734cm" svg:x="19.294cm" svg:y="6.07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83;p14">
          <draw:custom-shape draw:name="Google Shape;84;p14" draw:style-name="gr4" draw:text-style-name="P6" draw:layer="layout" svg:width="3.121cm" svg:height="1.812cm" svg:x="0.866cm" svg:y="8.892cm">
            <text:p text:style-name="P1"><text:span text:style-name="T3"/></text:p>
            <draw:enhanced-geometry draw:mirror-horizontal="false" draw:mirror-vertical="false" drawooo:sub-view-size="5 5" draw:text-areas="0 ?f4 ?f3 ?f2" svg:viewBox="0 0 0 0" draw:type="ooxml-flowChartPunchedCard" draw:enhanced-path="M 0 1 L 1 0 5 0 5 5 0 5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  <draw:equation draw:name="f4" draw:formula="logheight/5"/>
            </draw:enhanced-geometry>
          </draw:custom-shape>
          <draw:custom-shape draw:name="Google Shape;76;p14" draw:style-name="gr2" draw:text-style-name="P4" draw:layer="layout" svg:width="2.899cm" svg:height="0.805cm" svg:x="1.17cm" svg:y="8.892cm">
            <text:p text:style-name="P1"><text:span text:style-name="T4">Package Direc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4" draw:style-name="gr5" draw:text-style-name="P7" draw:layer="layout" svg:width="3.122cm" svg:height="1.059cm" svg:x="0.88cm" svg:y="9.705cm">
            <text:p text:style-name="P1"><text:span text:style-name="T5">$ npm insta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6;p14">
          <draw:custom-shape draw:name="Google Shape;87;p14" draw:style-name="gr4" draw:text-style-name="P6" draw:layer="layout" svg:width="3.121cm" svg:height="1.812cm" svg:x="0.866cm" svg:y="10.988cm">
            <text:p text:style-name="P1"><text:span text:style-name="T3"/></text:p>
            <draw:enhanced-geometry draw:mirror-horizontal="false" draw:mirror-vertical="false" drawooo:sub-view-size="5 5" draw:text-areas="0 ?f4 ?f3 ?f2" svg:viewBox="0 0 0 0" draw:type="ooxml-flowChartPunchedCard" draw:enhanced-path="M 0 1 L 1 0 5 0 5 5 0 5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  <draw:equation draw:name="f4" draw:formula="logheight/5"/>
            </draw:enhanced-geometry>
          </draw:custom-shape>
          <draw:custom-shape draw:name="Google Shape;88;p14" draw:style-name="gr2" draw:text-style-name="P4" draw:layer="layout" svg:width="2.899cm" svg:height="0.805cm" svg:x="1.17cm" svg:y="10.988cm">
            <text:p text:style-name="P1"><text:span text:style-name="T4">Project Ro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4" draw:style-name="gr5" draw:text-style-name="P7" draw:layer="layout" svg:width="3.122cm" svg:height="1.609cm" svg:x="0.88cm" svg:y="11.8cm">
            <text:p text:style-name="P1"><text:span text:style-name="T5">$ npm run build:de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0;p14">
          <draw:custom-shape draw:name="Google Shape;91;p14" draw:style-name="gr4" draw:text-style-name="P6" draw:layer="layout" svg:width="5.105cm" svg:height="1.709cm" svg:x="5.639cm" svg:y="8.892cm">
            <text:p text:style-name="P1"><text:span text:style-name="T3"/></text:p>
            <draw:enhanced-geometry draw:mirror-horizontal="false" draw:mirror-vertical="false" drawooo:sub-view-size="5 5" draw:text-areas="0 ?f4 ?f3 ?f2" svg:viewBox="0 0 0 0" draw:type="ooxml-flowChartPunchedCard" draw:enhanced-path="M 0 1 L 1 0 5 0 5 5 0 5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  <draw:equation draw:name="f4" draw:formula="logheight/5"/>
            </draw:enhanced-geometry>
          </draw:custom-shape>
          <draw:custom-shape draw:name="Google Shape;78;p14" draw:style-name="gr2" draw:text-style-name="P4" draw:layer="layout" svg:width="4.742cm" svg:height="0.805cm" svg:x="6.137cm" svg:y="8.892cm">
            <text:p text:style-name="P1"><text:span text:style-name="T4">Package Direc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4" draw:style-name="gr5" draw:text-style-name="P7" draw:layer="layout" svg:width="5.106cm" svg:height="0.932cm" svg:x="5.661cm" svg:y="9.658cm">
            <text:p text:style-name="P1"><text:span text:style-name="T6">$ npm run build:dev:fronte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3;p14">
          <draw:custom-shape draw:name="Google Shape;94;p14" draw:style-name="gr4" draw:text-style-name="P6" draw:layer="layout" svg:width="5.319cm" svg:height="1.812cm" svg:x="12.298cm" svg:y="8.743cm">
            <text:p text:style-name="P1"><text:span text:style-name="T3"/></text:p>
            <draw:enhanced-geometry draw:mirror-horizontal="false" draw:mirror-vertical="false" drawooo:sub-view-size="5 5" draw:text-areas="0 ?f4 ?f3 ?f2" svg:viewBox="0 0 0 0" draw:type="ooxml-flowChartPunchedCard" draw:enhanced-path="M 0 1 L 1 0 5 0 5 5 0 5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  <draw:equation draw:name="f4" draw:formula="logheight/5"/>
            </draw:enhanced-geometry>
          </draw:custom-shape>
          <draw:custom-shape draw:name="Google Shape;80;p14" draw:style-name="gr2" draw:text-style-name="P4" draw:layer="layout" svg:width="4.941cm" svg:height="0.805cm" svg:x="12.817cm" svg:y="8.743cm">
            <text:p text:style-name="P1"><text:span text:style-name="T4">Project Ro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4" draw:style-name="gr5" draw:text-style-name="P7" draw:layer="layout" svg:width="5.32cm" svg:height="1.355cm" svg:x="12.321cm" svg:y="9.555cm">
            <text:p text:style-name="P1"><text:span text:style-name="T6">$ npx lerna bootstrap</text:span></text:p>
            <text:p text:style-name="P1"><text:span text:style-name="T6">$ npm run build:dev:backe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6;p14">
          <draw:custom-shape draw:name="Google Shape;97;p14" draw:style-name="gr4" draw:text-style-name="P6" draw:layer="layout" svg:width="4.99cm" svg:height="1.812cm" svg:x="19.412cm" svg:y="8.806cm">
            <text:p text:style-name="P1"><text:span text:style-name="T3"/></text:p>
            <draw:enhanced-geometry draw:mirror-horizontal="false" draw:mirror-vertical="false" drawooo:sub-view-size="5 5" draw:text-areas="0 ?f4 ?f3 ?f2" svg:viewBox="0 0 0 0" draw:type="ooxml-flowChartPunchedCard" draw:enhanced-path="M 0 1 L 1 0 5 0 5 5 0 5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  <draw:equation draw:name="f4" draw:formula="logheight/5"/>
            </draw:enhanced-geometry>
          </draw:custom-shape>
          <draw:custom-shape draw:name="Google Shape;82;p14" draw:style-name="gr2" draw:text-style-name="P4" draw:layer="layout" svg:width="4.635cm" svg:height="0.805cm" svg:x="19.899cm" svg:y="8.806cm">
            <text:p text:style-name="P1"><text:span text:style-name="T4">Project Ro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4" draw:style-name="gr5" draw:text-style-name="P7" draw:layer="layout" svg:width="4.99cm" svg:height="1.059cm" svg:x="19.434cm" svg:y="9.619cm">
            <text:p text:style-name="P1"><text:span text:style-name="T5">$ npm run build:de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60;gc40861d436_0_288:notes" draw:style-name="gr6" draw:layer="layout" svg:width="16.932cm" svg:height="9.524cm" svg:x="1.059cm" svg:y="1.905cm" draw:page-number="1" presentation:class="page"/>
          <draw:frame draw:name="Google Shape;61;gc40861d436_0_288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6.0.5.2$Linux_X86_64 LibreOffice_project/</meta:generator>
  </office:meta>
</office:document-meta>
</file>